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85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42.9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27.69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 style:data-style-name="N41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8"/>
    <style:style style:name="ce13" style:family="table-cell" style:parent-style-name="Default" style:data-style-name="N108"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Braugerä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2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</text:p>
            <text:p>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1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urstag</text:p>
          </table:table-cell>
          <table:table-cell/>
        </table:table-row>
        <table:table-row table:style-name="ro1">
          <table:table-cell table:style-name="ce10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1">
          <table:table-cell table:style-name="ce10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1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1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1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1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1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1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1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1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1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1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1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1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7.11.2018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3" table:default-cell-style-name="ce1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13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170" calcext:value-type="currency">
            <text:p>170,00 €</text:p>
          </table:table-cell>
          <table:table-cell table:formula="of:=[.C9]*[.D9]" office:value-type="currency" office:currency="EUR" office:value="85" calcext:value-type="currency">
            <text:p>85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12" table:formula="of:=SUM([.E8:.E10])" office:value-type="currency" office:currency="EUR" office:value="272" calcext:value-type="currency">
            <text:p>272,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9" calcext:value-type="currency">
            <text:p>7,90 €</text:p>
          </table:table-cell>
          <table:table-cell table:style-name="ce12" table:formula="of:=SUM([.E13:.E20])" office:value-type="currency" office:currency="EUR" office:value="47.4424" calcext:value-type="currency">
            <text:p>47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1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1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13" table:formula="of:=[.E2]-SUM([.E8:.E31])" office:value-type="currency" office:currency="EUR" office:value="476.1876" calcext:value-type="currency">
            <text:p>476,19 €</text:p>
          </table:table-cell>
          <table:table-cell/>
        </table:table-row>
      </table:table>
      <table:table table:name="Kosten 12.01.20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1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13" table:formula="of:=[.D2]*[.C2]*[.B2]" office:value-type="currency" office:currency="EUR" office:value="600" calcext:value-type="currency">
            <text:p>6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,60 €</text:p>
          </table:table-cell>
          <table:table-cell table:formula="of:=[.D10]*[.C10]*[.B10]" office:value-type="currency" office:currency="EUR" office:value="85.8" calcext:value-type="currency">
            <text:p>85,80 €</text:p>
          </table:table-cell>
          <table:table-cell table:style-name="ce12" table:formula="of:=SUM([.E8:.E10])" office:value-type="currency" office:currency="EUR" office:value="85.8" calcext:value-type="currency">
            <text:p>85,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12" table:formula="of:=SUM([.E13:.E20])" office:value-type="currency" office:currency="EUR" office:value="32.9043" calcext:value-type="currency">
            <text:p>32,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8.88" calcext:value-type="currency">
            <text:p>18,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0.4" calcext:value-type="currency">
            <text:p>10,4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1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1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12" table:formula="of:=SUM([.E23:.E32])" office:value-type="currency" office:currency="EUR" office:value="66.29" calcext:value-type="currency">
            <text:p>66,29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1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1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1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12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 table:formula="of:=SUM([.F10:.F36])" office:value-type="currency" office:currency="EUR" office:value="193.5643" calcext:value-type="currency">
            <text:p>193,56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2" table:formula="of:=[.E2]-[.F40]" office:value-type="currency" office:currency="EUR" office:value="406.4357" calcext:value-type="currency">
            <text:p>406,44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/>
        </table:table-row>
      </table:table>
      <table:table table:name="Kosten 16.03.20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1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3" office:value-type="currency" office:currency="EUR" office:value="200" calcext:value-type="currency">
            <text:p>2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,00 €</text:p>
          </table:table-cell>
          <table:table-cell table:formula="of:=[.D10]*[.C10]*[.B10]" office:value-type="currency" office:currency="EUR" office:value="70" calcext:value-type="currency">
            <text:p>70,00 €</text:p>
          </table:table-cell>
          <table:table-cell table:style-name="ce12" table:formula="of:=SUM([.E8:.E10])" office:value-type="currency" office:currency="EUR" office:value="70" calcext:value-type="currency">
            <text:p>70,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09" calcext:value-type="currency">
            <text:p>1,09 €</text:p>
          </table:table-cell>
          <table:table-cell table:formula="of:=[.D20]*[.C20]*[.B20]+1" office:value-type="currency" office:currency="EUR" office:value="7.54" calcext:value-type="currency">
            <text:p>7,54 €</text:p>
          </table:table-cell>
          <table:table-cell table:style-name="ce12" table:formula="of:=SUM([.E13:.E20])" office:value-type="currency" office:currency="EUR" office:value="40.4443" calcext:value-type="currency">
            <text:p>40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1" calcext:value-type="float">
            <text:p>11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4.16" calcext:value-type="currency">
            <text:p>14,16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7.15" calcext:value-type="currency">
            <text:p>7,15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1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1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12" table:formula="of:=SUM([.E23:.E32])" office:value-type="currency" office:currency="EUR" office:value="58.32" calcext:value-type="currency">
            <text:p>58,32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1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1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1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12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 table:formula="of:=SUM([.F10:.F36])" office:value-type="currency" office:currency="EUR" office:value="177.3343" calcext:value-type="currency">
            <text:p>177,33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2" table:formula="of:=[.E2]-[.F40]" office:value-type="currency" office:currency="EUR" office:value="22.6657" calcext:value-type="currency">
            <text:p>22,67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/>
        </table:table-row>
      </table:table>
      <table:table table:name="Kosten 4.5.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12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13" table:formula="of:=[.D2]*[.C2]*[.B2]" office:value-type="currency" office:currency="EUR" office:value="800" calcext:value-type="currency">
            <text:p>80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erlagen</text:p>
          </table:table-cell>
          <table:table-cell table:formula="of:=[.B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9" calcext:value-type="currency">
            <text:p>6,90 €</text:p>
          </table:table-cell>
          <table:table-cell table:formula="of:=[.D10]*[.C10]*[.B10]" office:value-type="currency" office:currency="EUR" office:value="110.4" calcext:value-type="currency">
            <text:p>110,40 €</text:p>
          </table:table-cell>
          <table:table-cell table:style-name="ce12" table:formula="of:=SUM([.E8:.E10])" office:value-type="currency" office:currency="EUR" office:value="110.4" calcext:value-type="currency">
            <text:p>110,40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12" table:formula="of:=SUM([.E13:.E20])" office:value-type="currency" office:currency="EUR" office:value="33.5524" calcext:value-type="currency">
            <text:p>33,55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20" calcext:value-type="float">
            <text:p>20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6.99" calcext:value-type="currency">
            <text:p>6,99 €</text:p>
          </table:table-cell>
          <table:table-cell office:value-type="currency" office:currency="EUR" office:value="35.22" calcext:value-type="currency">
            <text:p>35,22 €</text:p>
          </table:table-cell>
          <table:table-cell/>
          <table:table-cell table:style-name="ce9" table:formula="of:=ROUNDUP([.C23]*[.B23])" office:value-type="float" office:value="5" calcext:value-type="float">
            <text:p>5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Brot Distler schwabachtaler 1k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12.8" calcext:value-type="currency">
            <text:p>12,8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zen</text:p>
          </table:table-cell>
          <table:table-cell table:formula="of:=[.B2]+[.B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3" calcext:value-type="currency">
            <text:p>13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bre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.4" calcext:value-type="currency">
            <text:p>1,40 €</text:p>
          </table:table-cell>
          <table:table-cell table:formula="of:=[.B26]*[.C26]*[.D26]" office:value-type="currency" office:currency="EUR" office:value="1.4" calcext:value-type="currency">
            <text:p>1,4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7]*[.C27]*[.B27]" office:value-type="currency" office:currency="EUR" office:value="0.79" calcext:value-type="currency">
            <text:p>0,7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2.29" calcext:value-type="currency">
            <text:p>2,29 €</text:p>
          </table:table-cell>
          <table:table-cell table:formula="of:=[.D28]*[.C28]*[.B28]" office:value-type="currency" office:currency="EUR" office:value="2.29" calcext:value-type="currency">
            <text:p>2,2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offelsalat 1k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9]*[.C29]*[.B29]" office:value-type="currency" office:currency="EUR" office:value="4.47" calcext:value-type="currency">
            <text:p>4,47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6.52" calcext:value-type="currency">
            <text:p>16,52 €</text:p>
          </table:table-cell>
          <table:table-cell table:formula="of:=[.B30]*[.C30]*[.D30]" office:value-type="currency" office:currency="EUR" office:value="16.52" calcext:value-type="currency">
            <text:p>16,52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1]*[.C31]*[.B31]" office:value-type="currency" office:currency="EUR" office:value="0" calcext:value-type="currency">
            <text:p>0,00 €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Camembert 100g</text:p>
          </table:table-cell>
          <table:table-cell table:formula="of:=([.B2]+[.B3])/8*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9" calcext:value-type="float">
            <text:p>1,79</text:p>
          </table:table-cell>
          <table:table-cell table:formula="of:=[.B32]*[.C32]*[.D32]" office:value-type="currency" office:currency="EUR" office:value="8.95" calcext:value-type="currency">
            <text:p>8,95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e 100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9" calcext:value-type="float">
            <text:p>1,99</text:p>
          </table:table-cell>
          <table:table-cell table:formula="of:=[.B33]*[.C33]*[.D33]" office:value-type="currency" office:currency="EUR" office:value="3.98" calcext:value-type="currency">
            <text:p>3,98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 60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49" calcext:value-type="float">
            <text:p>1,49</text:p>
          </table:table-cell>
          <table:table-cell table:formula="of:=[.B34]*[.C34]*[.D34]" office:value-type="currency" office:currency="EUR" office:value="1.49" calcext:value-type="currency">
            <text:p>1,4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ürze (paprika, Kuemmel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79" calcext:value-type="float">
            <text:p>1,79</text:p>
          </table:table-cell>
          <table:table-cell table:formula="of:=[.B35]*[.C35]*[.D35]" office:value-type="currency" office:currency="EUR" office:value="1.79" calcext:value-type="currency">
            <text:p>1,7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iebel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.19" calcext:value-type="float">
            <text:p>2,19</text:p>
          </table:table-cell>
          <table:table-cell table:formula="of:=[.B36]*[.C36]*[.D36]" office:value-type="currency" office:currency="EUR" office:value="2.19" calcext:value-type="currency">
            <text:p>2,1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style-name="Default"/>
          <table:table-cell table:style-name="Default" table:formula="of:=1.99*3" office:value-type="float" office:value="5.97" calcext:value-type="float">
            <text:p>5,97</text:p>
          </table:table-cell>
          <table:table-cell table:style-name="ce12" table:formula="of:=SUM([.E23:.E37])" office:value-type="currency" office:currency="EUR" office:value="110.86" calcext:value-type="currency">
            <text:p>110,86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 table:formula="of:=SUM([.F10:.F37])" office:value-type="currency" office:currency="EUR" office:value="254.8124" calcext:value-type="currency">
            <text:p>254,81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2" table:formula="of:=[.E2]-[.F39]" office:value-type="currency" office:currency="EUR" office:value="545.1876" calcext:value-type="currency">
            <text:p>545,19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15:41:52.4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5-05T15:46:50.150000000</dc:date>
    <meta:editing-duration>PT4H10M14S</meta:editing-duration>
    <meta:editing-cycles>71</meta:editing-cycles>
    <meta:generator>LibreOffice/6.2.1.2$Windows_X86_64 LibreOffice_project/7bcb35dc3024a62dea0caee87020152d1ee96e71</meta:generator>
    <meta:print-date>2019-03-13T15:48:39.991000000</meta:print-date>
    <meta:document-statistic meta:table-count="6" meta:cell-count="676" meta:object-count="0"/>
  </office:meta>
</office:document-meta>
</file>